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85.87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83.6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4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54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5" style:family="table-cell" style:parent-style-name="Default">
      <style:table-cell-properties fo:background-color="#c2e0ae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7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99"/>
    <style:style style:name="ce9" style:family="table-cell" style:parent-style-name="Default">
      <style:table-cell-properties fo:background-color="#fff685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1.48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6.7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GINX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row table:style-name="ro1">
          <table:table-cell table:style-name="ce5" office:value-type="string" calcext:value-type="string">
            <office:annotation draw:style-name="gr1" draw:text-style-name="P2" svg:width="49.21mm" svg:height="23.48mm" svg:x="42.56mm" svg:y="0mm" draw:caption-point-x="-6.1mm" draw:caption-point-y="0.1mm">
              <dc:date>2019-12-13T00:00:00</dc:date>
              <text:p text:style-name="P1"><text:span text:style-name="T1">Model version = 72afe47</text:span></text:p>
              <text:p text:style-name="P1"><text:span text:style-name="T1">RT = 6</text:span></text:p>
              <text:p text:style-name="P1"><text:span text:style-name="T1">Pod_Startup_Time = 5</text:span></text:p>
              <text:p text:style-name="P1"><text:span text:style-name="T1">HPA_Check_Interval = 15</text:span></text:p>
              <text:p text:style-name="P1"><text:span text:style-name="T1">Source = nginx-6</text:span></text:p>
            </office:annotation>
            <text:p>WATERS Pred. 6</text:p>
          </table:table-cell>
          <table:table-cell table:style-name="ce7" office:value-type="string" calcext:value-type="string">
            <text:p>With Updated Model (One Var = Var Removed)</text:p>
          </table:table-cell>
          <table:table-cell table:style-name="ce7" office:value-type="string" calcext:value-type="string">
            <text:p>Same</text:p>
          </table:table-cell>
          <table:table-cell table:style-name="ce7" office:value-type="string" calcext:value-type="string">
            <text:p>With Updated Model (All Var = Var Removed)</text:p>
          </table:table-cell>
          <table:table-cell table:style-name="ce7" office:value-type="string" calcext:value-type="string">
            <text:p>Sam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]=[.B2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]=[.D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]=[.B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]=[.D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]=[.B4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]=[.D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5]=[.B5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5]=[.D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6]=[.B6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6]=[.D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7]=[.B7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7]=[.D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8]=[.B8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8]=[.D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9]=[.B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9]=[.D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10]=[.B1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10]=[.D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11]=[.B11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11]=[.D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12]=[.B12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12]=[.D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13]=[.B1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13]=[.D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14]=[.B14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14]=[.D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15]=[.B15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15]=[.D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16]=[.B16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16]=[.D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17]=[.B17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17]=[.D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18]=[.B18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18]=[.D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19]=[.B1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19]=[.D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0]=[.B2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0]=[.D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1]=[.B21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1]=[.D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2]=[.B22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2]=[.D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3]=[.B2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3]=[.D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4]=[.B24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4]=[.D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5]=[.B25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5]=[.D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6]=[.B26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6]=[.D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7]=[.B27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7]=[.D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8]=[.B28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8]=[.D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9]=[.B2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9]=[.D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0]=[.B3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0]=[.D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1]=[.B31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1]=[.D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2]=[.B32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2]=[.D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3]=[.B3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3]=[.D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4]=[.B34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4]=[.D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5]=[.B35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5]=[.D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6]=[.B36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6]=[.D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7]=[.B37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7]=[.D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8]=[.B38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8]=[.D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9]=[.B3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9]=[.D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0]=[.B4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0]=[.D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1]=[.B41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1]=[.D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2]=[.B42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2]=[.D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3]=[.B4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3]=[.D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4]=[.B44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4]=[.D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5]=[.B45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5]=[.D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6]=[.B46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6]=[.D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7]=[.B47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7]=[.D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8]=[.B48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8]=[.D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9]=[.B4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9]=[.D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50]=[.B5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50]=[.D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51]=[.B51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51]=[.D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52]=[.B52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52]=[.D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53]=[.B5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53]=[.D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54]=[.B54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54]=[.D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55]=[.B55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55]=[.D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56]=[.B56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56]=[.D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57]=[.B57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57]=[.D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58]=[.B5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58]=[.D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59]=[.B5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59]=[.D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60]=[.B6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60]=[.D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61]=[.B6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61]=[.D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62]=[.B6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62]=[.D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63]=[.B6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63]=[.D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64]=[.B64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64]=[.D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65]=[.B6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65]=[.D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66]=[.B6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66]=[.D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67]=[.B6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67]=[.D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68]=[.B68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68]=[.D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69]=[.B6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69]=[.D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70]=[.B7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70]=[.D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71]=[.B7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71]=[.D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72]=[.B7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72]=[.D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73]=[.B7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73]=[.D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74]=[.B74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74]=[.D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75]=[.B7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75]=[.D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76]=[.B7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76]=[.D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77]=[.B7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77]=[.D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78]=[.B7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78]=[.D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79]=[.B7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79]=[.D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80]=[.B8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80]=[.D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81]=[.B8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81]=[.D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82]=[.B8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82]=[.D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83]=[.B8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83]=[.D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84]=[.B8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84]=[.D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85]=[.B8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85]=[.D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86]=[.B8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86]=[.D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87]=[.B8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87]=[.D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88]=[.B8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88]=[.D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89]=[.B8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89]=[.D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90]=[.B9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90]=[.D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91]=[.B9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91]=[.D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92]=[.B9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92]=[.D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93]=[.B9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93]=[.D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94]=[.B9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94]=[.D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95]=[.B9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95]=[.D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96]=[.B9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96]=[.D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97]=[.B9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97]=[.D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98]=[.B9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98]=[.D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99]=[.B9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99]=[.D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00]=[.B10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00]=[.D1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01]=[.B10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01]=[.D1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02]=[.B10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02]=[.D1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03]=[.B10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03]=[.D1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04]=[.B10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04]=[.D1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05]=[.B10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05]=[.D1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06]=[.B10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06]=[.D1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07]=[.B10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07]=[.D1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08]=[.B10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08]=[.D1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09]=[.B10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09]=[.D1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10]=[.B11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10]=[.D1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11]=[.B11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11]=[.D1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12]=[.B11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12]=[.D1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13]=[.B11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13]=[.D1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14]=[.B11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14]=[.D1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15]=[.B11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15]=[.D1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16]=[.B11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16]=[.D1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17]=[.B11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17]=[.D1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18]=[.B11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18]=[.D1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19]=[.B11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19]=[.D1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20]=[.B12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20]=[.D1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21]=[.B12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21]=[.D1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22]=[.B12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22]=[.D1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23]=[.B12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23]=[.D1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24]=[.B12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24]=[.D1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25]=[.B12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25]=[.D1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26]=[.B12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26]=[.D1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27]=[.B12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27]=[.D1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28]=[.B12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28]=[.D1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29]=[.B12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29]=[.D1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30]=[.B13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30]=[.D1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31]=[.B13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31]=[.D1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32]=[.B13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32]=[.D1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33]=[.B13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33]=[.D133]" office:value-type="boolean" office:boolean-value="true" calcext:value-type="boolean">
            <text:p>TRUE</text:p>
          </table:table-cell>
        </table:table-row>
      </table:table>
      <table:table table:name="Node.js" table:style-name="ta1">
        <table:table-column table:style-name="co1" table:default-cell-style-name="ce2"/>
        <table:table-column table:style-name="co6" table:default-cell-style-name="ce2"/>
        <table:table-column table:style-name="co7" table:default-cell-style-name="ce4"/>
        <table:table-column table:style-name="co8" table:default-cell-style-name="ce2"/>
        <table:table-column table:style-name="co7" table:default-cell-style-name="ce4"/>
        <table:table-column table:style-name="co5" table:default-cell-style-name="Default"/>
        <table:table-row table:style-name="ro1">
          <table:table-cell table:style-name="ce9" office:value-type="string" calcext:value-type="string">
            <office:annotation draw:style-name="gr2" draw:text-style-name="P2" svg:width="52.6mm" svg:height="18.74mm" svg:x="42.56mm" svg:y="0mm" draw:caption-point-x="-6.1mm" draw:caption-point-y="0.1mm">
              <dc:date>2019-12-05T00:00:00</dc:date>
              <text:p text:style-name="P1"><text:span text:style-name="T1">Model version = 556b697</text:span></text:p>
              <text:p text:style-name="P1"><text:span text:style-name="T1">Pod_Startup_Time = 14</text:span></text:p>
              <text:p text:style-name="P1"><text:span text:style-name="T1">HPA_Check_Interval = 15</text:span></text:p>
              <text:p text:style-name="P1"><text:span text:style-name="T1">Source = nodejs_new</text:span></text:p>
            </office:annotation>
            <text:p>WATERS Prediction</text:p>
          </table:table-cell>
          <table:table-cell table:style-name="ce3" office:value-type="string" calcext:value-type="string">
            <text:p>Updated Model</text:p>
          </table:table-cell>
          <table:table-cell table:style-name="ce3" office:value-type="string" calcext:value-type="string">
            <text:p>Same?</text:p>
          </table:table-cell>
          <table:table-cell table:style-name="ce3" office:value-type="string" calcext:value-type="string">
            <text:p>“Old” Model (Second Attempt)</text:p>
          </table:table-cell>
          <table:table-cell table:style-name="ce3" office:value-type="string" calcext:value-type="string">
            <text:p>Same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2]=[.B2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2]=[.D2]" office:value-type="boolean" office:boolean-value="true" calcext:value-type="boolean">
            <text:p>TRUE</text:p>
          </table:table-cell>
          <table:table-cell table:style-name="ce3" office:value-type="string" calcext:value-type="string">
            <text:p>I MUST UPDATE THE TABLE AND ANALYSIS FOR NODE.JS, SINCE I RAN THE MODEL WITH WRONG VALUES FOR POD_STARTUP_TIME,ETC!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3]=[.B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3]=[.D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4]=[.B4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4]=[.D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5]=[.B5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5]=[.D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6]=[.B6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6]=[.D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7]=[.B7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7]=[.D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8]=[.B8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8]=[.D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9]=[.B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9]=[.D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0]=[.B10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0]=[.D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1]=[.B11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1]=[.D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2]=[.B12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2]=[.D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3]=[.B1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3]=[.D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4]=[.B14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4]=[.D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5]=[.B15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5]=[.D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6]=[.B16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6]=[.D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7]=[.B1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7]=[.D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8]=[.B1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8]=[.D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9]=[.B1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9]=[.D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]=[.B2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]=[.D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1]=[.B2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1]=[.D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]=[.B2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]=[.D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3]=[.B2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3]=[.D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4]=[.B2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4]=[.D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5]=[.B2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5]=[.D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6]=[.B2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6]=[.D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7]=[.B2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7]=[.D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8]=[.B2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8]=[.D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29]=[.B2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29]=[.D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30]=[.B30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30]=[.D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31]=[.B31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31]=[.D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32]=[.B32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32]=[.D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33]=[.B3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33]=[.D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34]=[.B34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34]=[.D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35]=[.B35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35]=[.D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36]=[.B36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36]=[.D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37]=[.B3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37]=[.D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38]=[.B3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38]=[.D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39]=[.B3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39]=[.D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40]=[.B4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40]=[.D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41]=[.B4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41]=[.D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42]=[.B4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42]=[.D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43]=[.B4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43]=[.D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44]=[.B4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44]=[.D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45]=[.B4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45]=[.D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46]=[.B4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46]=[.D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47]=[.B4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47]=[.D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48]=[.B4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48]=[.D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49]=[.B4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49]=[.D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50]=[.B50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50]=[.D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51]=[.B51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51]=[.D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52]=[.B52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52]=[.D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53]=[.B5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53]=[.D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54]=[.B54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54]=[.D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55]=[.B55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55]=[.D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56]=[.B56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56]=[.D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57]=[.B5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57]=[.D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58]=[.B5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58]=[.D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59]=[.B5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59]=[.D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60]=[.B6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60]=[.D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61]=[.B6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61]=[.D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62]=[.B6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62]=[.D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63]=[.B6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63]=[.D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64]=[.B6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64]=[.D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65]=[.B6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65]=[.D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66]=[.B6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66]=[.D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67]=[.B6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67]=[.D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68]=[.B6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68]=[.D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69]=[.B6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69]=[.D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70]=[.B7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70]=[.D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71]=[.B71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71]=[.D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72]=[.B72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72]=[.D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73]=[.B73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73]=[.D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74]=[.B74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74]=[.D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75]=[.B75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75]=[.D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76]=[.B76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76]=[.D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77]=[.B77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77]=[.D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78]=[.B7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78]=[.D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79]=[.B7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79]=[.D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80]=[.B8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80]=[.D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81]=[.B8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81]=[.D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82]=[.B8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82]=[.D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83]=[.B8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83]=[.D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84]=[.B8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84]=[.D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85]=[.B8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85]=[.D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86]=[.B8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86]=[.D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87]=[.B8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87]=[.D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88]=[.B8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88]=[.D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89]=[.B8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89]=[.D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90]=[.B9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90]=[.D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91]=[.B9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91]=[.D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92]=[.B9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92]=[.D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93]=[.B9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93]=[.D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94]=[.B9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94]=[.D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95]=[.B9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95]=[.D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96]=[.B9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96]=[.D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97]=[.B9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97]=[.D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98]=[.B9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98]=[.D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99]=[.B9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99]=[.D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00]=[.B10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00]=[.D1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01]=[.B101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01]=[.D1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02]=[.B102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02]=[.D1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03]=[.B103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03]=[.D1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04]=[.B10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04]=[.D1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05]=[.B10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05]=[.D1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06]=[.B10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06]=[.D1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07]=[.B10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07]=[.D1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08]=[.B10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08]=[.D1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09]=[.B10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09]=[.D1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10]=[.B11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10]=[.D1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11]=[.B11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11]=[.D1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12]=[.B11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12]=[.D1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13]=[.B11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13]=[.D1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14]=[.B11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14]=[.D1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15]=[.B11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15]=[.D1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16]=[.B11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16]=[.D1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17]=[.B11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17]=[.D1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18]=[.B11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18]=[.D1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19]=[.B11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19]=[.D1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20]=[.B12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20]=[.D1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21]=[.B121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21]=[.D1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22]=[.B122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22]=[.D1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23]=[.B123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23]=[.D1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24]=[.B12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24]=[.D1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25]=[.B12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25]=[.D1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26]=[.B12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26]=[.D1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27]=[.B12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27]=[.D1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28]=[.B12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28]=[.D1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29]=[.B12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29]=[.D1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30]=[.B13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30]=[.D1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31]=[.B13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31]=[.D1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32]=[.B13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32]=[.D1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33]=[.B13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33]=[.D1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34]=[.B13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34]=[.D1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35]=[.B13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35]=[.D1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36]=[.B13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36]=[.D1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37]=[.B13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37]=[.D1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38]=[.B13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38]=[.D1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39]=[.B13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39]=[.D1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40]=[.B14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40]=[.D1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41]=[.B141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41]=[.D1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42]=[.B142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42]=[.D1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43]=[.B143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43]=[.D1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44]=[.B14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44]=[.D1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45]=[.B14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45]=[.D1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46]=[.B14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46]=[.D1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47]=[.B14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47]=[.D1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48]=[.B14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48]=[.D1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49]=[.B14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49]=[.D1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50]=[.B15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50]=[.D1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51]=[.B15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51]=[.D1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52]=[.B15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52]=[.D1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53]=[.B15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53]=[.D1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54]=[.B15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54]=[.D1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55]=[.B15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55]=[.D1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56]=[.B15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56]=[.D1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57]=[.B15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57]=[.D1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58]=[.B15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58]=[.D1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59]=[.B15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59]=[.D1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60]=[.B16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60]=[.D1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61]=[.B161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61]=[.D1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62]=[.B162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62]=[.D1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63]=[.B163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63]=[.D1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64]=[.B164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64]=[.D1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65]=[.B165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65]=[.D1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66]=[.B166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66]=[.D1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67]=[.B167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67]=[.D1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68]=[.B168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68]=[.D1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69]=[.B16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69]=[.D1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70]=[.B17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70]=[.D1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71]=[.B17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71]=[.D1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72]=[.B17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72]=[.D1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73]=[.B17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73]=[.D1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74]=[.B17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74]=[.D1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75]=[.B17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75]=[.D1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76]=[.B17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76]=[.D1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77]=[.B177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77]=[.D1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78]=[.B178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78]=[.D1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79]=[.B17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79]=[.D1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80]=[.B18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80]=[.D1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81]=[.B18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81]=[.D1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82]=[.B18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82]=[.D1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83]=[.B18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83]=[.D1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84]=[.B18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84]=[.D1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85]=[.B18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85]=[.D1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86]=[.B18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86]=[.D1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87]=[.B18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87]=[.D1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88]=[.B188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88]=[.D1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89]=[.B18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89]=[.D1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90]=[.B19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90]=[.D1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91]=[.B19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91]=[.D1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92]=[.B19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92]=[.D1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93]=[.B19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93]=[.D1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94]=[.B19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94]=[.D1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95]=[.B19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95]=[.D1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96]=[.B19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96]=[.D1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97]=[.B19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97]=[.D1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98]=[.B19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98]=[.D1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99]=[.B19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99]=[.D1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0]=[.B20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0]=[.D2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1]=[.B20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1]=[.D2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2]=[.B20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2]=[.D2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3]=[.B20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3]=[.D2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4]=[.B20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4]=[.D2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5]=[.B20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5]=[.D2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6]=[.B20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6]=[.D2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7]=[.B20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7]=[.D2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8]=[.B20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8]=[.D2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9]=[.B20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9]=[.D2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210]=[.B21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210]=[.D2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211]=[.B211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211]=[.D2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212]=[.B212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212]=[.D2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213]=[.B213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213]=[.D2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14]=[.B21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14]=[.D2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15]=[.B21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15]=[.D2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16]=[.B21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16]=[.D2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17]=[.B21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17]=[.D2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18]=[.B21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18]=[.D2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19]=[.B21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19]=[.D2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0]=[.B22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0]=[.D2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1]=[.B22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1]=[.D2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2]=[.B22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2]=[.D2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3]=[.B22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3]=[.D2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4]=[.B22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4]=[.D2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5]=[.B22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5]=[.D2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6]=[.B22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6]=[.D2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7]=[.B22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7]=[.D2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8]=[.B22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8]=[.D2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9]=[.B22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9]=[.D229]" office:value-type="boolean" office:boolean-value="true" calcext:value-type="boolean">
            <text:p>TRUE</text:p>
          </table:table-cell>
          <table:table-cell/>
        </table:table-row>
      </table:table>
      <table:named-expressions/>
      <table:database-ranges>
        <table:database-range table:name="__Anonymous_Sheet_DB__0" table:target-range-address="NGINX.A1:NGINX.E13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00/00/00</text:date>, <text:time style:data-style-name="N2" text:time-value="12:30:38.862840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8:08:16.583443522</meta:creation-date>
    <dc:date>2020-01-16T13:03:00.088076925</dc:date>
    <meta:editing-duration>PT40M55S</meta:editing-duration>
    <meta:editing-cycles>2</meta:editing-cycles>
    <meta:generator>LibreOffice/6.0.7.3$Linux_X86_64 LibreOffice_project/00m0$Build-3</meta:generator>
    <meta:document-statistic meta:table-count="2" meta:cell-count="1811" meta:object-count="0"/>
  </office:meta>
</office:document-meta>
</file>